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HelveticaNeue-Light" svg:font-family="HelveticaNeue-Light, 'Helvetica Neue Light', 'Helvetica Neue', Helvetica, Arial, 'Lucida Grande'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btitle">
      <style:text-properties fo:language="en" fo:country="US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>
      <style:text-properties fo:language="en" fo:country="US" officeooo:rsid="001d635c" officeooo:paragraph-rsid="001d635c"/>
    </style:style>
    <style:style style:name="P4" style:family="paragraph" style:parent-style-name="Text_20_body">
      <style:text-properties fo:language="en" fo:country="US" officeooo:rsid="00447f97" officeooo:paragraph-rsid="00447f97"/>
    </style:style>
    <style:style style:name="P5" style:family="paragraph" style:parent-style-name="Text_20_body">
      <style:text-properties style:font-name="Verdana" fo:font-size="11pt" fo:language="en" fo:country="US" officeooo:rsid="00447f97" officeooo:paragraph-rsid="00447f97"/>
    </style:style>
    <style:style style:name="P6" style:family="paragraph" style:parent-style-name="Text_20_body">
      <style:text-properties style:font-name="Verdana" fo:font-size="11pt" fo:language="en" fo:country="US" officeooo:rsid="00441585" officeooo:paragraph-rsid="0042c271"/>
    </style:style>
    <style:style style:name="P7" style:family="paragraph" style:parent-style-name="Text_20_body">
      <style:text-properties officeooo:rsid="00497b2f" officeooo:paragraph-rsid="00497b2f"/>
    </style:style>
    <style:style style:name="P8" style:family="paragraph" style:parent-style-name="Title">
      <style:text-properties fo:language="en" fo:country="US"/>
    </style:style>
    <style:style style:name="P9" style:family="paragraph" style:parent-style-name="Heading_20_1">
      <style:text-properties fo:language="en" fo:country="US" officeooo:rsid="001ae82f" officeooo:paragraph-rsid="001ae82f"/>
    </style:style>
    <style:style style:name="P10" style:family="paragraph" style:parent-style-name="Text_20_body" style:list-style-name="L1"/>
    <style:style style:name="P11" style:family="paragraph" style:parent-style-name="Text_20_body" style:list-style-name="L1">
      <style:text-properties officeooo:paragraph-rsid="002ac0f5"/>
    </style:style>
    <style:style style:name="P12" style:family="paragraph" style:parent-style-name="Text_20_body" style:list-style-name="L1">
      <style:text-properties officeooo:paragraph-rsid="002979f2"/>
    </style:style>
    <style:style style:name="P13" style:family="paragraph" style:parent-style-name="Text_20_body" style:list-style-name="L1">
      <style:text-properties fo:language="en" fo:country="US" officeooo:rsid="00221000" officeooo:paragraph-rsid="001d635c"/>
    </style:style>
    <style:style style:name="P14" style:family="paragraph" style:parent-style-name="Text_20_body" style:list-style-name="L1">
      <style:text-properties fo:language="en" fo:country="US" officeooo:rsid="0039ce85" officeooo:paragraph-rsid="0039ce85"/>
    </style:style>
    <style:style style:name="P15" style:family="paragraph" style:parent-style-name="Text_20_body" style:list-style-name="L1">
      <style:text-properties fo:language="en" fo:country="US" officeooo:rsid="003e0eaf" officeooo:paragraph-rsid="003e0eaf"/>
    </style:style>
    <style:style style:name="P16" style:family="paragraph" style:parent-style-name="Text_20_body" style:list-style-name="L1">
      <style:text-properties fo:language="en" fo:country="US" officeooo:rsid="003fc753" officeooo:paragraph-rsid="003fc753"/>
    </style:style>
    <style:style style:name="P17" style:family="paragraph" style:parent-style-name="Text_20_body" style:list-style-name="L1">
      <style:text-properties fo:language="en" fo:country="US" officeooo:rsid="0042c271" officeooo:paragraph-rsid="0042c271"/>
    </style:style>
    <style:style style:name="P18" style:family="paragraph" style:parent-style-name="Text_20_body" style:list-style-name="L1">
      <style:text-properties officeooo:rsid="00221000" officeooo:paragraph-rsid="00221000"/>
    </style:style>
    <style:style style:name="P19" style:family="paragraph" style:parent-style-name="Text_20_body" style:list-style-name="L1">
      <style:text-properties officeooo:rsid="003fc753" officeooo:paragraph-rsid="003fc753"/>
    </style:style>
    <style:style style:name="P20" style:family="paragraph" style:parent-style-name="Text_20_body" style:list-style-name="L1">
      <style:text-properties officeooo:rsid="0028f36a" officeooo:paragraph-rsid="0028f36a"/>
    </style:style>
    <style:style style:name="P21" style:family="paragraph" style:parent-style-name="Text_20_body" style:list-style-name="L1">
      <style:text-properties officeooo:rsid="002e1279" officeooo:paragraph-rsid="002e1279"/>
    </style:style>
    <style:style style:name="P22" style:family="paragraph" style:parent-style-name="Text_20_body" style:list-style-name="L1">
      <style:text-properties officeooo:rsid="0027b697" officeooo:paragraph-rsid="0027b697"/>
    </style:style>
    <style:style style:name="P23" style:family="paragraph" style:parent-style-name="Text_20_body" style:list-style-name="L1">
      <style:text-properties officeooo:rsid="00307d1b" officeooo:paragraph-rsid="00316f6f"/>
    </style:style>
    <style:style style:name="P24" style:family="paragraph" style:parent-style-name="Text_20_body" style:list-style-name="L1">
      <style:text-properties officeooo:rsid="0032fba7" officeooo:paragraph-rsid="0032fba7"/>
    </style:style>
    <style:style style:name="P25" style:family="paragraph" style:parent-style-name="Text_20_body" style:list-style-name="L1">
      <style:text-properties officeooo:rsid="003d1451" officeooo:paragraph-rsid="003d1451"/>
    </style:style>
    <style:style style:name="P26" style:family="paragraph" style:parent-style-name="Text_20_body" style:list-style-name="L1">
      <style:text-properties officeooo:rsid="0042c271" officeooo:paragraph-rsid="0042c271"/>
    </style:style>
    <style:style style:name="P27" style:family="paragraph" style:parent-style-name="Text_20_body">
      <style:text-properties officeooo:rsid="004e2c61" officeooo:paragraph-rsid="004e2c61"/>
    </style:style>
    <style:style style:name="T1" style:family="text">
      <style:text-properties officeooo:rsid="001e91df"/>
    </style:style>
    <style:style style:name="T2" style:family="text">
      <style:text-properties officeooo:rsid="00206a44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2350e2"/>
    </style:style>
    <style:style style:name="T5" style:family="text">
      <style:text-properties fo:language="en" fo:country="US" officeooo:rsid="0024e416"/>
    </style:style>
    <style:style style:name="T6" style:family="text">
      <style:text-properties fo:language="en" fo:country="US" officeooo:rsid="0028f36a"/>
    </style:style>
    <style:style style:name="T7" style:family="text">
      <style:text-properties fo:language="en" fo:country="US" officeooo:rsid="00290e57"/>
    </style:style>
    <style:style style:name="T8" style:family="text">
      <style:text-properties fo:language="en" fo:country="US" officeooo:rsid="002f6ea1"/>
    </style:style>
    <style:style style:name="T9" style:family="text">
      <style:text-properties fo:language="en" fo:country="US" officeooo:rsid="00307d1b"/>
    </style:style>
    <style:style style:name="T10" style:family="text">
      <style:text-properties fo:language="en" fo:country="US" officeooo:rsid="00316f6f"/>
    </style:style>
    <style:style style:name="T11" style:family="text">
      <style:text-properties fo:language="en" fo:country="US" officeooo:rsid="0032fba7"/>
    </style:style>
    <style:style style:name="T12" style:family="text">
      <style:text-properties fo:language="en" fo:country="US" officeooo:rsid="0034f1cf"/>
    </style:style>
    <style:style style:name="T13" style:family="text">
      <style:text-properties fo:language="en" fo:country="US" officeooo:rsid="00379616"/>
    </style:style>
    <style:style style:name="T14" style:family="text">
      <style:text-properties fo:language="en" fo:country="US" officeooo:rsid="0039ce85"/>
    </style:style>
    <style:style style:name="T15" style:family="text">
      <style:text-properties fo:language="en" fo:country="US" officeooo:rsid="003e0eaf"/>
    </style:style>
    <style:style style:name="T16" style:family="text">
      <style:text-properties fo:language="en" fo:country="US" officeooo:rsid="0041c344"/>
    </style:style>
    <style:style style:name="T17" style:family="text">
      <style:text-properties fo:language="en" fo:country="US" officeooo:rsid="0042c271"/>
    </style:style>
    <style:style style:name="T18" style:family="text">
      <style:text-properties fo:language="en" fo:country="US" officeooo:rsid="00441585"/>
    </style:style>
    <style:style style:name="T19" style:family="text">
      <style:text-properties style:font-name="Verdana" fo:language="en" fo:country="US" officeooo:rsid="002350e2"/>
    </style:style>
    <style:style style:name="T20" style:family="text">
      <style:text-properties style:font-name="Verdana" fo:font-size="11pt" fo:language="en" fo:country="US"/>
    </style:style>
    <style:style style:name="T21" style:family="text">
      <style:text-properties style:font-name="Verdana" fo:font-size="11pt" fo:language="en" fo:country="US" officeooo:rsid="0032fba7"/>
    </style:style>
    <style:style style:name="T22" style:family="text">
      <style:text-properties style:font-name="Verdana" fo:font-size="11pt" fo:language="en" fo:country="US" officeooo:rsid="0042c271"/>
    </style:style>
    <style:style style:name="T23" style:family="text">
      <style:text-properties style:font-name="Verdana" fo:font-size="11pt" fo:language="en" fo:country="US" officeooo:rsid="00441585"/>
    </style:style>
    <style:style style:name="T24" style:family="text">
      <style:text-properties style:font-name="Verdana" fo:font-size="11pt" officeooo:rsid="004e436c"/>
    </style:style>
    <style:style style:name="T25" style:family="text">
      <style:text-properties style:font-name="Verdana" fo:font-size="11pt" officeooo:rsid="004fc990"/>
    </style:style>
    <style:style style:name="T26" style:family="text">
      <style:text-properties fo:font-variant="normal" fo:text-transform="none" fo:color="#000000" loext:opacity="100%" style:font-name="HelveticaNeue-Light" fo:font-size="12pt" fo:letter-spacing="normal" fo:language="en" fo:country="US" fo:font-style="normal" fo:font-weight="normal"/>
    </style:style>
    <style:style style:name="T27" style:family="text">
      <style:text-properties fo:font-variant="normal" fo:text-transform="none" fo:color="#000000" loext:opacity="100%" style:font-name="HelveticaNeue-Light" fo:font-size="12pt" fo:letter-spacing="normal" fo:language="en" fo:country="US" fo:font-style="normal" fo:font-weight="normal" officeooo:rsid="00290e57"/>
    </style:style>
    <style:style style:name="T28" style:family="text">
      <style:text-properties fo:font-variant="normal" fo:text-transform="none" fo:color="#000000" loext:opacity="100%" style:font-name="HelveticaNeue-Light" fo:font-size="12pt" fo:letter-spacing="normal" fo:language="en" fo:country="US" fo:font-style="normal" fo:font-weight="normal" officeooo:rsid="002979f2"/>
    </style:style>
    <style:style style:name="T29" style:family="text">
      <style:text-properties fo:font-variant="normal" fo:text-transform="none" fo:color="#000000" loext:opacity="100%" style:font-name="HelveticaNeue-Light" fo:font-size="12pt" fo:letter-spacing="normal" fo:language="en" fo:country="US" fo:font-style="normal" fo:font-weight="normal" officeooo:rsid="002ac0f5"/>
    </style:style>
    <style:style style:name="T30" style:family="text">
      <style:text-properties fo:font-variant="normal" fo:text-transform="none" fo:color="#000000" loext:opacity="100%" style:font-name="HelveticaNeue-Light" fo:font-size="12pt" fo:letter-spacing="normal" fo:language="en" fo:country="US" fo:font-style="normal" fo:font-weight="normal" officeooo:rsid="002c135b"/>
    </style:style>
    <style:style style:name="T31" style:family="text">
      <style:text-properties fo:font-variant="normal" fo:text-transform="none" fo:color="#000000" loext:opacity="100%" style:font-name="HelveticaNeue-Light" fo:font-size="12pt" fo:letter-spacing="normal" fo:language="en" fo:country="US" fo:font-style="normal" fo:font-weight="normal" officeooo:rsid="002f1a9c"/>
    </style:style>
    <style:style style:name="T32" style:family="text">
      <style:text-properties fo:font-variant="normal" fo:text-transform="none" fo:color="#000000" loext:opacity="100%" style:font-name="Verdana" fo:font-size="11pt" fo:letter-spacing="normal" fo:language="en" fo:country="US" fo:font-style="normal" fo:font-weight="normal" officeooo:rsid="003baceb"/>
    </style:style>
    <style:style style:name="T33" style:family="text">
      <style:text-properties officeooo:rsid="0045ffb9"/>
    </style:style>
    <style:style style:name="T34" style:family="text">
      <style:text-properties fo:font-weight="bold" officeooo:rsid="0045ffb9" style:font-weight-asian="bold" style:font-weight-complex="bold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45ffb9" style:font-weight-asian="normal" style:font-weight-complex="normal"/>
    </style:style>
    <style:style style:name="T37" style:family="text">
      <style:text-properties fo:font-weight="normal" officeooo:rsid="00472a49" style:font-weight-asian="normal" style:font-weight-complex="normal"/>
    </style:style>
    <style:style style:name="T38" style:family="text">
      <style:text-properties fo:font-weight="normal" officeooo:rsid="00484d58" style:font-weight-asian="normal" style:font-weight-complex="normal"/>
    </style:style>
    <style:style style:name="T39" style:family="text">
      <style:text-properties officeooo:rsid="0050801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Lumu Technologies </text:p>
      <text:p text:style-name="P1">DevOps Technical Test </text:p>
      <text:p text:style-name="P1">Juan Carlos Santamaría Valentín</text:p>
      <text:p text:style-name="P2"/>
      <text:h text:style-name="P9" text:outline-level="1">General questions</text:h>
      <text:h text:style-name="Heading_20_3" text:outline-level="3">You will be in charge of running a set of JVM-based microservices connected to MongoDB, exchanging messages through a <text:span text:style-name="T1">K</text:span>afka broker and communicating with external clients using HTTP Restful Services. What metrics do you consider the most critical to monitor for the system and what tools would you use? </text:h>
      <text:p text:style-name="P3">I haven’t <text:span text:style-name="T1">worked with Kafka before, however I’ve worked with a schema that had a lot of microservices consuming messages from different sources. The main difficulty on this environment was the mixture </text:span><text:span text:style-name="T2">of architectures involved, because it was an internal development. However, this lead to a standardization of the metrics throughout the whole system that ended with the following metrics that for me are the most critical to be taken into account:</text:span></text:p>
      <text:list xml:id="list3930212833" text:style-name="L1">
        <text:list-item>
          <text:p text:style-name="P13">Overall System Metrics: Metrics of the servers where the microservices, MongoDB and Kafka are running, in order to keep track of the overall performance and to avoid bottlenecks:</text:p>
          <text:list>
            <text:list-item>
              <text:p text:style-name="P18"><text:span text:style-name="T3">Memory usage (&lt;75%), Swap Usage (less than 128MB), Disk Usage (&lt;80%), Network Utilization. </text:span><text:span text:style-name="T4">Basic metrics to ensure that everything is working fine </text:span><text:span text:style-name="T19">in the system, and nothing caught fire!..</text:span></text:p>
            </text:list-item>
            <text:list-item>
              <text:p text:style-name="P18"><text:span text:style-name="T3">Network Throughput and packet error rate. </text:span><text:span text:style-name="T4">To have an historical of the overall behavior </text:span><text:span text:style-name="T5">of the servers. In my personal experience, it has been a nice resource to check for abnormal service activity.</text:span></text:p>
            </text:list-item>
            <text:list-item>
              <text:p text:style-name="P19"><text:span text:style-name="T5">R</text:span><text:span text:style-name="T3">EST services </text:span><text:span text:style-name="T16">check: With some script to check </text:span><text:span text:style-name="T22">the</text:span><text:span text:style-name="T17"> status and alarm in case that the web server or application isn’t available.</text:span></text:p>
            </text:list-item>
          </text:list>
        </text:list-item>
        <text:list-item>
          <text:p text:style-name="P20"><text:span text:style-name="T3">Kafka broker metrics: I might not have worked with it, but </text:span><text:span text:style-name="T7">due to the documentation and my previous experience working with Java, I’d monitor the following metrics:</text:span></text:p>
          <text:list>
            <text:list-item>
              <text:p text:style-name="P11"><text:span text:style-name="T27">MessagesInPerSec, RequestsPerSec, </text:span><text:span text:style-name="T28">TotalTimeM</text:span><text:span text:style-name="T30">s</text:span><text:span text:style-name="T28">, BytesInPerSec, Bytes</text:span><text:span text:style-name="T29">Out</text:span><text:span text:style-name="T28">PerSec: Metrics to evaluate the broker state in processing the messages queue. This should give a glance of possible jamming </text:span><text:span text:style-name="T29">or lagging of the messages either from the broker or some producer. Specially the TotalTimeM</text:span><text:span text:style-name="T30">s</text:span><text:span text:style-name="T29">, for me its one </text:span><text:soft-page-break/><text:span text:style-name="T29">of the most representing statistic, because with it </text:span><text:span text:style-name="T30">combined with QueueTimeMs a faulty queue can be diagnosed quicker.</text:span></text:p>
            </text:list-item>
            <text:list-item>
              <text:p text:style-name="P12"><text:span text:style-name="T28">ActiveControllerCount </text:span><text:span text:style-name="T30">and Heap Memory Usage: To check the number of active brokers and the amount of the memory that the JVM is using.</text:span></text:p>
            </text:list-item>
            <text:list-item>
              <text:p text:style-name="P21"><text:span text:style-name="T30">M</text:span><text:span text:style-name="T26">axLag, MinFetchRate, MessagesPerSec, KafkaCommitsPerSec: </text:span><text:span text:style-name="T31">Consumer metrics used to evaluate the consumer rate of message consumption. Specially watching the MinFetchRate, in case it goes to 0, it means the consumer is not sending messages.</text:span></text:p>
            </text:list-item>
          </text:list>
        </text:list-item>
        <text:list-item>
          <text:p text:style-name="P22"><text:span text:style-name="T3">J</text:span><text:span text:style-name="T6">V</text:span><text:span text:style-name="T3">M </text:span><text:span text:style-name="T6">microservice </text:span><text:span text:style-name="T3">metrics: </text:span><text:span text:style-name="T8">For every microservice in operation. It should have its own metrics depending on </text:span><text:span text:style-name="T9">the application that is working, but the basic metrics I’d have should be:</text:span></text:p>
          <text:list>
            <text:list-item>
              <text:p text:style-name="P23"><text:span text:style-name="T3">Memory Heap Usage: </text:span><text:span text:style-name="T11">Basic metric to check the </text:span><text:span text:style-name="T21">activity of the microservice.</text:span></text:p>
            </text:list-item>
            <text:list-item>
              <text:p text:style-name="P23"><text:span text:style-name="T10">Garbage Collection Ov</text:span><text:span text:style-name="T11">e</text:span><text:span text:style-name="T10">rhead, </text:span><text:span text:style-name="T11">GC </text:span><text:span text:style-name="T10">Time and </text:span><text:span text:style-name="T11">GC </text:span><text:span text:style-name="T10">Heap: </text:span><text:span text:style-name="T11">Metrics to control possible problems with memory allocation and thread cleanup of the microservice. </text:span><text:span text:style-name="T12">Also, to check if the microservice is needing more memory allocation.</text:span></text:p>
            </text:list-item>
            <text:list-item>
              <text:p text:style-name="P24"><text:span text:style-name="T11">J</text:span><text:span text:style-name="T3">VM thread utilization: Blocked, runnable and waiting connection threads of the service, </text:span><text:span text:style-name="T12">to check if any of the microservices are increasing unexpectedly due to any kind of error. </text:span></text:p>
            </text:list-item>
          </text:list>
        </text:list-item>
        <text:list-item>
          <text:p text:style-name="P22"><text:span text:style-name="T3">MongoDB specific metrics: </text:span><text:span text:style-name="T13">With every DB, becomes a great responsibility said uncle Ben. </text:span><text:span text:style-name="T14">The main metrics I’d be looking for would be:</text:span></text:p>
          <text:list>
            <text:list-item>
              <text:p text:style-name="P14">DB Datasize: To keep an eye of the disk usage</text:p>
            </text:list-item>
            <text:list-item>
              <text:p text:style-name="P14">Replication Info: To ensure that the DB has its data fully replicated as soon as posible, for the critical data</text:p>
            </text:list-item>
            <text:list-item>
              <text:p text:style-name="P10"><text:span text:style-name="T14">Read and write requests: </text:span><text:span text:style-name="T32">Check for the metrics stated in current Queue and active client writers and readers in order to check for the load of the DB. </text:span></text:p>
            </text:list-item>
            <text:list-item>
              <text:p text:style-name="P25"><text:span text:style-name="T3">Current number of client connections: </text:span><text:span text:style-name="T15">To watch over possible errors of the application driver of the DB clients</text:span></text:p>
            </text:list-item>
            <text:list-item>
              <text:p text:style-name="P15">Percentage of connections used: In order to check if the max limit of the DB is being reached.</text:p>
            </text:list-item>
            <text:list-item>
              <text:p text:style-name="P16">Page faults: In order to check for possible performance issues of the data or possible more RAM required for the DB server.</text:p>
            </text:list-item>
          </text:list>
        </text:list-item>
        <text:list-item>
          <text:p text:style-name="P17">For the tools to be used, I’d use:</text:p>
          <text:list>
            <text:list-item>
              <text:p text:style-name="P26"><text:span text:style-name="T3">Prometheus </text:span><text:span text:style-name="T18">with Grafana</text:span><text:span text:style-name="T3">: </text:span><text:span text:style-name="T18">I got to know this tool due to a massive failure with the Nagios HDD server that we used to work with. It was a project of the production team in order to have an extra view of the servers and I think that it is great to monitor most of the metrics that JVM </text:span></text:p>
            </text:list-item>
            <text:list-item>
              <text:p text:style-name="P26"><text:soft-page-break/><text:span text:style-name="T3">Nagios: Old but gold. Also </text:span><text:span text:style-name="T20">the plugin </text:span><text:span text:style-name="T3">check_kafka.pl </text:span><text:span text:style-name="T20">can be implemented to monitor </text:span><text:span text:style-name="T23">and alarm most of the servers metrics that are needed for everyday on a production environment. </text:span></text:p>
            </text:list-item>
          </text:list>
        </text:list-item>
      </text:list>
      <text:p text:style-name="P6"/>
      <text:h text:style-name="Heading_20_3" text:outline-level="3">Provide a Linux command to find all files which have been accessed between 20 and 30 days ago. Explain your command. </text:h>
      <text:p text:style-name="P4">$ sudo find / -<text:span text:style-name="T33">type f </text:span>-atime +20 -atime -30 -<text:span text:style-name="T33">daystart</text:span></text:p>
      <text:p text:style-name="P5">With the find command it should <text:span text:style-name="T33">be able to find the required files. The sudo is to grant permissions on all subdirectories, starting on the root folder (</text:span><text:span text:style-name="T34">/</text:span><text:span text:style-name="T33">), finding only files (</text:span><text:span text:style-name="T34">type f</text:span><text:span text:style-name="T36">), on the requested accessed days using atime </text:span><text:span text:style-name="T37">with +20 and -30 as the main parameters to control the day that the files where accessed. Finally, the daystart flag </text:span><text:span text:style-name="T38">gives the find command the option to start the search with the current day, rather than the current hour of the system.</text:span></text:p>
      <text:h text:style-name="Heading_20_3" text:outline-level="3">Write a simple Python script that lists the 5 biggest files in a given directory (sorted by size), as well as the total size, number of files and average size of files in the directory. </text:h>
      <text:p text:style-name="P7"><text:span text:style-name="T38">P</text:span><text:span text:style-name="T35">lease check the python script named “findnprint.py” on the git directory.</text:span></text:p>
      <text:h text:style-name="Heading_20_3" text:outline-level="3">SYSTEM ANALYSIS</text:h>
      <text:p text:style-name="Text_20_body">Please highlight any problem you can spot (if any) in those files. Then diagnose the problem we are facing and propose a working solution.</text:p>
      <text:p text:style-name="P27">From what I can see from the files, <text:span text:style-name="T24">the gun</text:span><text:span text:style-name="T25">i</text:span><text:span text:style-name="T24">corn and flask ap</text:span><text:span text:style-name="T25">k</text:span><text:span text:style-name="T24">s are not being </text:span><text:span text:style-name="T25">declared to be installed in the Dockerfile</text:span>, <text:span text:style-name="T24">also </text:span>the shebang mistake (#!/bin/ash).</text:p>
      <text:p text:style-name="Text_20_body"><text:span text:style-name="T39">For the logging part, I believe that adding this line could be added to the app code in order to generate a log file: “</text:span><text:span text:style-name="Source_20_Text">app.logger.setLevel(logging.INFO)”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HelveticaNeue-Light" svg:font-family="HelveticaNeue-Light, 'Helvetica Neue Light', 'Helvetica Neue', Helvetica, Arial, 'Lucida Grande'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fo:text-align="justify" style:justify-single-word="false" style:page-number="auto"/>
      <style:text-properties style:font-name="Verdana" fo:font-family="Verdana" style:font-style-name="Normal" style:font-family-generic="swiss" style:font-pitch="variable" fo:font-size="11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6T20:16:13.566000000</meta:creation-date>
    <dc:date>2021-03-19T02:10:57.318000000</dc:date>
    <meta:editing-duration>PT4H13M47S</meta:editing-duration>
    <meta:editing-cycles>13</meta:editing-cycles>
    <meta:generator>LibreOffice/7.1.0.3$Windows_X86_64 LibreOffice_project/f6099ecf3d29644b5008cc8f48f42f4a40986e4c</meta:generator>
    <meta:document-statistic meta:table-count="0" meta:image-count="0" meta:object-count="0" meta:page-count="3" meta:paragraph-count="37" meta:word-count="985" meta:character-count="5792" meta:non-whitespace-character-count="4856"/>
  </office:meta>
</office:document-meta>
</file>